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padding="0.049cm" fo:border-left="none" fo:border-right="none" fo:border-top="0.99pt solid #000000" fo:border-bottom="none" style:shadow="none"/>
      <style:text-properties officeooo:rsid="00146e79" officeooo:paragraph-rsid="00146e79"/>
    </style:style>
    <style:style style:name="P3" style:family="paragraph" style:parent-style-name="Standard">
      <style:paragraph-properties fo:text-align="justify" style:justify-single-word="false"/>
      <style:text-properties officeooo:rsid="00146e79" officeooo:paragraph-rsid="00146e79"/>
    </style:style>
    <style:style style:name="P4" style:family="paragraph" style:parent-style-name="Standard">
      <style:paragraph-properties fo:text-align="center" style:justify-single-word="false"/>
      <style:text-properties fo:font-size="18pt" fo:font-weight="bold" officeooo:rsid="00146e79" officeooo:paragraph-rsid="00146e79" style:font-size-asian="18pt" style:font-weight-asian="bold" style:font-size-complex="18pt" style:font-weight-complex="bold"/>
    </style:style>
    <style:style style:name="P5" style:family="paragraph" style:parent-style-name="Standard">
      <style:paragraph-properties fo:text-align="justify" style:justify-single-word="false"/>
      <style:text-properties officeooo:rsid="001605b0" officeooo:paragraph-rsid="001605b0"/>
    </style:style>
    <style:style style:name="P6" style:family="paragraph" style:parent-style-name="Standard">
      <style:paragraph-properties fo:text-align="justify" style:justify-single-word="false"/>
      <style:text-properties officeooo:rsid="0017ed6f" officeooo:paragraph-rsid="0017ed6f"/>
    </style:style>
    <style:style style:name="P7" style:family="paragraph" style:parent-style-name="Standard">
      <style:paragraph-properties fo:text-align="justify" style:justify-single-word="false"/>
      <style:text-properties officeooo:rsid="0018a976" officeooo:paragraph-rsid="0018a976"/>
    </style:style>
    <style:style style:name="P8" style:family="paragraph" style:parent-style-name="Standard">
      <style:paragraph-properties fo:text-align="justify" style:justify-single-word="false"/>
      <style:text-properties officeooo:rsid="0019a4a2" officeooo:paragraph-rsid="0019a4a2"/>
    </style:style>
    <style:style style:name="P9" style:family="paragraph" style:parent-style-name="Standard">
      <style:paragraph-properties fo:text-align="justify" style:justify-single-word="false"/>
      <style:text-properties officeooo:rsid="0019a4a2" officeooo:paragraph-rsid="001b5bde"/>
    </style:style>
    <style:style style:name="P10" style:family="paragraph" style:parent-style-name="Standard">
      <style:paragraph-properties fo:text-align="justify" style:justify-single-word="false"/>
      <style:text-properties officeooo:rsid="001a559f" officeooo:paragraph-rsid="001a559f"/>
    </style:style>
    <style:style style:name="P11" style:family="paragraph" style:parent-style-name="Standard">
      <style:paragraph-properties fo:text-align="justify" style:justify-single-word="false"/>
      <style:text-properties officeooo:rsid="001b5bde" officeooo:paragraph-rsid="001b5bde"/>
    </style:style>
    <style:style style:name="P12" style:family="paragraph" style:parent-style-name="Standard">
      <style:paragraph-properties fo:text-align="justify" style:justify-single-word="false"/>
      <style:text-properties officeooo:rsid="001c76dd" officeooo:paragraph-rsid="001c76dd"/>
    </style:style>
    <style:style style:name="P13" style:family="paragraph" style:parent-style-name="Standard">
      <style:paragraph-properties fo:text-align="justify" style:justify-single-word="false"/>
      <style:text-properties fo:font-style="normal" officeooo:rsid="001c76dd" officeooo:paragraph-rsid="001c76dd" style:font-style-asian="normal" style:font-style-complex="normal"/>
    </style:style>
    <style:style style:name="P14" style:family="paragraph" style:parent-style-name="Heading_20_1">
      <style:text-properties officeooo:rsid="00146e79" officeooo:paragraph-rsid="00146e79"/>
    </style:style>
    <style:style style:name="T1" style:family="text">
      <style:text-properties officeooo:rsid="001605b0"/>
    </style:style>
    <style:style style:name="T2" style:family="text">
      <style:text-properties officeooo:rsid="001d4d4a"/>
    </style:style>
    <style:style style:name="T3" style:family="text">
      <style:text-properties fo:font-style="italic" style:font-style-asian="italic" style:font-style-complex="italic"/>
    </style:style>
    <style:style style:name="T4" style:family="text">
      <style:text-properties officeooo:rsid="0017ed6f"/>
    </style:style>
    <style:style style:name="T5" style:family="text">
      <style:text-properties officeooo:rsid="0018a976"/>
    </style:style>
    <style:style style:name="T6" style:family="text">
      <style:text-properties officeooo:rsid="001a559f"/>
    </style:style>
    <style:style style:name="T7" style:family="text">
      <style:text-properties officeooo:rsid="001b5bde"/>
    </style:style>
    <style:style style:name="T8" style:family="text">
      <style:text-properties officeooo:rsid="001c76dd"/>
    </style:style>
    <style:style style:name="T9"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Ideal Student Profile</text:span> (ISP) <text:span text:style-name="T1">para o planejamento<text:line-break/>da disciplina ______________________________</text:span></text:p>
      <text:p text:style-name="P3"/>
      <text:p text:style-name="P3"/>
      <text:h text:style-name="P14" text:outline-level="1">1. <text:span text:style-name="T4">Dados d</text:span>emogr<text:span text:style-name="T4">áficos</text:span></text:h>
      <text:p text:style-name="P3">a) Qual a faixa etária típica dos estudantes?</text:p>
      <text:p text:style-name="P3"/>
      <text:p text:style-name="P3"/>
      <text:p text:style-name="P3"/>
      <text:p text:style-name="P3"/>
      <text:p text:style-name="P3">b) Qual o sexo majoritário?</text:p>
      <text:p text:style-name="P3"/>
      <text:p text:style-name="P3"/>
      <text:p text:style-name="P3"/>
      <text:p text:style-name="P3"/>
      <text:p text:style-name="P3">c) Qual o curso <text:span text:style-name="T1">universitário dos estudantes </text:span>(detalhe <text:span text:style-name="T1">curso, major, minor, especializações, etc.</text:span>)?</text:p>
      <text:p text:style-name="P3"/>
      <text:p text:style-name="P3"/>
      <text:p text:style-name="P3"/>
      <text:p text:style-name="P3"/>
      <text:p text:style-name="P3">d) Qual o nível dos estudantes (conhecimento prévio) em relação ao conteúdo da disciplina?</text:p>
      <text:p text:style-name="P3"/>
      <text:p text:style-name="P3"/>
      <text:p text:style-name="P3"/>
      <text:p text:style-name="P3"/>
      <text:p text:style-name="P3">e) Qual(is) a(s) ocupação(ões) dos alunos?</text:p>
      <text:p text:style-name="P3"/>
      <text:p text:style-name="P3"/>
      <text:p text:style-name="P3"/>
      <text:p text:style-name="P3"/>
      <text:p text:style-name="P3">f) <text:span text:style-name="T1">Onde os alunos moram?</text:span></text:p>
      <text:p text:style-name="P3"/>
      <text:p text:style-name="P3"/>
      <text:p text:style-name="P3"/>
      <text:p text:style-name="P3"/>
      <text:p text:style-name="P5">g) Composição familiar (solteiros, casados, filhos, idades dos filhos, moram com quem, pets)?</text:p>
      <text:p text:style-name="P5"/>
      <text:p text:style-name="P5"/>
      <text:p text:style-name="P5"/>
      <text:p text:style-name="P5"/>
      <text:p text:style-name="P5">h) Qual o status econômico/financeiro os estudantes? <text:span text:style-name="T4">(proxies: carro, internet, notebook, etc.)</text:span></text:p>
      <text:p text:style-name="P5"/>
      <text:p text:style-name="P5"/>
      <text:p text:style-name="P5"/>
      <text:p text:style-name="P5"/>
      <text:p text:style-name="P5"><text:soft-page-break/>i) <text:span text:style-name="T4">Como é um dia típico na vida desses alunos?</text:span></text:p>
      <text:p text:style-name="P5"/>
      <text:p text:style-name="P5"/>
      <text:p text:style-name="P5"/>
      <text:p text:style-name="P5"/>
      <text:p text:style-name="P8">j) Qual o background cultural dos alunos?</text:p>
      <text:p text:style-name="P5"/>
      <text:p text:style-name="P5"/>
      <text:p text:style-name="P5"/>
      <text:p text:style-name="P5"/>
      <text:p text:style-name="P6"><text:span text:style-name="T6">k</text:span>) Qual a raça ou origem étnica (se relevante para a disciplina) dos estudantes?</text:p>
      <text:p text:style-name="P6"/>
      <text:p text:style-name="P6"/>
      <text:p text:style-name="P6"/>
      <text:p text:style-name="P6"/>
      <text:p text:style-name="P6"><text:span text:style-name="T6">l</text:span>) Outros detalhes demográficos importantes (se relevantes para a disciplina):</text:p>
      <text:p text:style-name="P6"/>
      <text:p text:style-name="P6"/>
      <text:p text:style-name="P6"/>
      <text:p text:style-name="P6"/>
      <text:h text:style-name="Heading_20_1" text:outline-level="1">2. Dados “psicográficos”</text:h>
      <text:p text:style-name="P6">a) Quais os valores e crenças dos alunos (políticos, religiosos, integridade, etc.)?</text:p>
      <text:p text:style-name="P6"/>
      <text:p text:style-name="P3"/>
      <text:p text:style-name="P3"/>
      <text:p text:style-name="P3"/>
      <text:p text:style-name="P6">b) Quais seus hobbies e interesses?</text:p>
      <text:p text:style-name="P6"/>
      <text:p text:style-name="P6"/>
      <text:p text:style-name="P6"/>
      <text:p text:style-name="P6"/>
      <text:p text:style-name="P6">c) Quais seus <text:span text:style-name="T5">programas favoritos na: TV, Internet, cinema, livros, etc.</text:span></text:p>
      <text:p text:style-name="P6"/>
      <text:p text:style-name="P6"/>
      <text:p text:style-name="P6"/>
      <text:p text:style-name="P6"/>
      <text:p text:style-name="P6">d) <text:span text:style-name="T5">Que problemas (pessoais, familiares, financeiros, acadêmicos, etc.) os deixam acordados à noite?</text:span></text:p>
      <text:p text:style-name="P6"/>
      <text:p text:style-name="P6"/>
      <text:p text:style-name="P6"/>
      <text:p text:style-name="P6"/>
      <text:p text:style-name="P7">e) O que planejam para o futuro (imediato e longo prazo)?</text:p>
      <text:p text:style-name="P7"/>
      <text:p text:style-name="P7"/>
      <text:p text:style-name="P7"/>
      <text:p text:style-name="P7"/>
      <text:p text:style-name="P7"><text:soft-page-break/>f) Qual o comportamento e estilo de vida dos alunos?</text:p>
      <text:p text:style-name="P7"/>
      <text:p text:style-name="P7"/>
      <text:p text:style-name="P7"/>
      <text:p text:style-name="P7"/>
      <text:p text:style-name="P7">g) Outros detalhes psicográficos importantes (se relevantes para a disciplina):</text:p>
      <text:p text:style-name="P3"/>
      <text:p text:style-name="P3"/>
      <text:p text:style-name="P3"/>
      <text:p text:style-name="P3"/>
      <text:h text:style-name="Heading_20_1" text:outline-level="1">3. Dados acadêmicos</text:h>
      <text:p text:style-name="P8">a) Por que os alunos estão nesse curso (major/minor)?</text:p>
      <text:p text:style-name="P8"/>
      <text:p text:style-name="P8"/>
      <text:p text:style-name="P8"/>
      <text:p text:style-name="P8"/>
      <text:p text:style-name="P8">b) Por que os alunos estão nessa especialização (strictu/lato sensu)?</text:p>
      <text:p text:style-name="P8"/>
      <text:p text:style-name="P8"/>
      <text:p text:style-name="P8"/>
      <text:p text:style-name="P8"/>
      <text:p text:style-name="P8">c) Que problemas os alunos pretendem resolver com a disciplina em questão? Eles estão fazendo essa disciplina para quê?</text:p>
      <text:p text:style-name="P8"/>
      <text:p text:style-name="P8"/>
      <text:p text:style-name="P8"/>
      <text:p text:style-name="P8"/>
      <text:p text:style-name="P8">d) Que preocupações, ansiedades e obstáculos os alunos têm a respeito da disciplina?</text:p>
      <text:p text:style-name="P8"/>
      <text:p text:style-name="P8"/>
      <text:p text:style-name="P8"/>
      <text:p text:style-name="P8"/>
      <text:p text:style-name="P8">e) Que “prejuízos” os alunos teriam se não fizessem e/ou não aprendessem a disciplina?</text:p>
      <text:p text:style-name="P8"/>
      <text:p text:style-name="P8"/>
      <text:p text:style-name="P8"/>
      <text:p text:style-name="P8"/>
      <text:p text:style-name="P8">f) <text:span text:style-name="T6">Por que</text:span> os alunos precisam dessa disciplina? <text:span text:style-name="T6">O que devem aprender e/ou fazer? Como a disciplina resolverá os problemas dos alunos?</text:span></text:p>
      <text:p text:style-name="P8"/>
      <text:p text:style-name="P8"/>
      <text:p text:style-name="P8"/>
      <text:p text:style-name="P8"/>
      <text:p text:style-name="P8">g) O que os alunos esperam dessa disciplina?</text:p>
      <text:p text:style-name="P8"/>
      <text:p text:style-name="P8"/>
      <text:p text:style-name="P9"><text:soft-page-break/>h) Qual o melhor método de aprendizagem para esses alunos?</text:p>
      <text:p text:style-name="P9"/>
      <text:p text:style-name="P9"/>
      <text:p text:style-name="P9"/>
      <text:p text:style-name="P9"/>
      <text:p text:style-name="P11">i) Qual a melhor forma de “alcançá-los” e criar engajamento?</text:p>
      <text:p text:style-name="P9"/>
      <text:p text:style-name="P9"/>
      <text:p text:style-name="P9"/>
      <text:p text:style-name="P9"/>
      <text:p text:style-name="P11">j) Como eles podem resistir? Que formas de engajamento não funcionariam?</text:p>
      <text:p text:style-name="P8"/>
      <text:p text:style-name="P8"/>
      <text:p text:style-name="P8"/>
      <text:p text:style-name="P8"/>
      <text:p text:style-name="P8"><text:span text:style-name="T7">k</text:span>) <text:span text:style-name="T6">Que outras disciplinas os alunos farão simultaneamente? Quantas horas por dia os alunos estão ocupados com outras atividades acadêmicas (outras disciplinas, outras atividades)? Quantas horas livres por dia os alunos têm?</text:span></text:p>
      <text:p text:style-name="P8"/>
      <text:p text:style-name="P8"/>
      <text:p text:style-name="P8"/>
      <text:p text:style-name="P8"/>
      <text:p text:style-name="P10"><text:span text:style-name="T7">l</text:span>) Qual a carga horária da disciplina (total e semanal)? Dias e horários de aula?</text:p>
      <text:p text:style-name="P10"/>
      <text:p text:style-name="P10"/>
      <text:p text:style-name="P10"/>
      <text:p text:style-name="P10"/>
      <text:p text:style-name="P10"><text:span text:style-name="T7">m</text:span>) Quantos alunos estarão em sala para a disciplina?</text:p>
      <text:p text:style-name="P10"/>
      <text:p text:style-name="P10"/>
      <text:p text:style-name="P10"/>
      <text:p text:style-name="P10"/>
      <text:p text:style-name="P10"><text:span text:style-name="T7">n</text:span>) Quanto tempo de estudo (além das horas de aula) os alunos estarão dispostos a estudar?</text:p>
      <text:p text:style-name="P10"/>
      <text:p text:style-name="P10"/>
      <text:p text:style-name="P10"/>
      <text:p text:style-name="P10"/>
      <text:p text:style-name="P10"><text:span text:style-name="T7">o</text:span>) Os alunos costumam cumprir com as leituras indicadas? A leitura em inglês é OK?</text:p>
      <text:p text:style-name="P10"/>
      <text:p text:style-name="P10"/>
      <text:p text:style-name="P10"/>
      <text:p text:style-name="P10"/>
      <text:p text:style-name="P10"><text:span text:style-name="T7">p</text:span>) O uso de recursos online (leituras extras, exercicios, vídeos, etc.) é OK?</text:p>
      <text:p text:style-name="P7"/>
      <text:p text:style-name="P7"/>
      <text:p text:style-name="P3"/>
      <text:p text:style-name="P3"/>
      <text:p text:style-name="P10"/>
      <text:p text:style-name="P10"><text:soft-page-break/><text:span text:style-name="T7">q</text:span>) <text:span text:style-name="T7">Que conteúdos iriam interessar esses alunos?</text:span></text:p>
      <text:p text:style-name="P10"/>
      <text:p text:style-name="P10"/>
      <text:p text:style-name="P10"/>
      <text:p text:style-name="P10"/>
      <text:p text:style-name="P11">r) Que tipo de estudantes os alunos são (superficiais, estratégicos, profundos)? Detalhe.</text:p>
      <text:p text:style-name="P11"/>
      <text:p text:style-name="P11"/>
      <text:p text:style-name="P11"/>
      <text:p text:style-name="P11"/>
      <text:p text:style-name="P11">s) O que faria os estudantes recomendarem essa disciplina para novos alunos?</text:p>
      <text:p text:style-name="P11"/>
      <text:p text:style-name="P11"/>
      <text:p text:style-name="P11"/>
      <text:p text:style-name="P11"/>
      <text:p text:style-name="P11">t) A disciplina terá nota para aprovação/reprovação? Detalhe.</text:p>
      <text:p text:style-name="P11"/>
      <text:p text:style-name="P11"/>
      <text:p text:style-name="P11"/>
      <text:p text:style-name="P11"/>
      <text:h text:style-name="Heading_20_1" text:outline-level="1">4. Recursos da disciplina</text:h>
      <text:p text:style-name="P11">a) Que recursos estarão disponíveis para a disciplina?</text:p>
      <text:p text:style-name="P11"><text:tab/><text:span text:style-name="T3">Recurso<text:tab/><text:tab/><text:tab/><text:tab/><text:tab/><text:tab/><text:tab/>S/N<text:tab/><text:tab/><text:tab/>Qtd.</text:span></text:p>
      <text:p text:style-name="P11"><text:tab/>Flip-chart/papel/pincéis</text:p>
      <text:p text:style-name="P11"><text:tab/>Quadro branco/pincéis coloridos</text:p>
      <text:p text:style-name="P11"><text:tab/>Datashow</text:p>
      <text:p text:style-name="P11"><text:tab/>Notebook para professor</text:p>
      <text:p text:style-name="P11"><text:tab/>Notebook para alunos</text:p>
      <text:p text:style-name="P11"><text:tab/>Cópias diversas (syllabus, textos, etc.)</text:p>
      <text:p text:style-name="P11"><text:tab/>Laboratório de informática</text:p>
      <text:p text:style-name="P11"><text:tab/>Calculadoras/Equipamentos</text:p>
      <text:p text:style-name="P11"><text:tab/>Softwares específicos</text:p>
      <text:p text:style-name="P11"><text:tab/>Crachás com nomes</text:p>
      <text:p text:style-name="P11"/>
      <text:p text:style-name="P11">b) Outros recursos disponíveis e/ou necessários?</text:p>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soft-page-break/>5. ISP <text:span text:style-name="T8">pré-curso</text:span></text:h>
      <text:p text:style-name="P12">a) Baseado nas questões acima, defina e escreva o ISP para <text:span text:style-name="T3">especificamente esse aluno</text:span><text:span text:style-name="T9"> (um parágrafo, 3 a 5 sentenças). Foque no </text:span><text:span text:style-name="T3">aluno específico</text:span><text:span text:style-name="T9">, não no conteúdo da matéria, não no profesor, não no currículo, não no grupo de alunos. Lembre-se: o curso deverá ser criado para resolver os problemas do ISP, não do professor!</text:span></text:p>
      <text:p text:style-name="P12"/>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text:p text:style-name="P13">________________________________________________________________________________</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padding="0.049cm" fo:border-left="none" fo:border-right="none" fo:border-top="0.99pt solid #000000" fo:border-bottom="none" style:shadow="none"/>
      <style:text-properties officeooo:rsid="00146e79" officeooo:paragraph-rsid="00146e79"/>
    </style:style>
    <style:style style:name="MT1" style:family="text">
      <style:text-properties officeooo:rsid="001605b0"/>
    </style:style>
    <style:style style:name="MT2" style:family="text">
      <style:text-properties officeooo:rsid="001d4d4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6</text:page-number>/<text:page-count>6</text:page-count></text:p>
      </style:header>
      <style:footer>
        <text:p text:style-name="MP2"><text:span text:style-name="MT1">Por: </text:span>Abrantes Araújo Silva Filho<text:tab/><text:span text:style-name="MT2">ISP: versão 2</text:span><text:tab/>abrantesasf@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3:11:29.386137632</meta:creation-date>
    <meta:editing-duration>PT1M45S</meta:editing-duration>
    <meta:editing-cycles>3</meta:editing-cycles>
    <meta:generator>LibreOffice/5.1.6.2$Linux_X86_64 LibreOffice_project/10m0$Build-2</meta:generator>
    <meta:keyword>ideal student profile</meta:keyword>
    <meta:keyword>isp</meta:keyword>
    <meta:keyword>plano de aula</meta:keyword>
    <dc:subject>Planejamento de disciplina</dc:subject>
    <dc:title>Ideal Student Profile (ISP) para o planejamento da disciplina</dc:title>
    <meta:initial-creator>Abrantes Araújo Silva Filho</meta:initial-creator>
    <dc:date>2018-05-15T18:35:21.912483373</dc:date>
    <dc:creator>Abrantes Araújo Silva Filho</dc:creator>
    <meta:document-statistic meta:table-count="0" meta:image-count="0" meta:object-count="0" meta:page-count="6" meta:paragraph-count="81" meta:word-count="608" meta:character-count="5454" meta:non-whitespace-character-count="4908"/>
    <meta:user-defined meta:name="Owner">Abrantes Araújo Silva Filho</meta:user-defined>
  </office:meta>
</office:document-meta>
</file>